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1pt" fo:language="en" fo:country="US" officeooo:rsid="0013358a" officeooo:paragraph-rsid="001c6517" style:font-size-asian="9.60000038146973pt" style:font-size-complex="11pt"/>
    </style:style>
    <style:style style:name="P2" style:family="paragraph" style:parent-style-name="Standard">
      <style:paragraph-properties fo:text-align="start" style:justify-single-word="false"/>
      <style:text-properties style:font-name="DejaVu Sans" fo:font-size="11pt" fo:language="en" fo:country="US" officeooo:rsid="00244a54" officeooo:paragraph-rsid="00244a54" style:font-size-asian="9.60000038146973pt" style:font-size-complex="11pt"/>
    </style:style>
    <style:style style:name="P3" style:family="paragraph" style:parent-style-name="Standard">
      <style:paragraph-properties fo:text-align="start" style:justify-single-word="false"/>
      <style:text-properties style:font-name="DejaVu Sans" fo:font-size="11pt" fo:language="en" fo:country="US" officeooo:rsid="0013358a" officeooo:paragraph-rsid="001c6517" style:font-size-asian="11pt" style:font-size-complex="11pt"/>
    </style:style>
    <style:style style:name="P4" style:family="paragraph" style:parent-style-name="Standard">
      <style:paragraph-properties fo:text-align="start" style:justify-single-word="false"/>
      <style:text-properties style:font-name="DejaVu Sans" fo:font-size="11pt" fo:language="en" fo:country="US" officeooo:rsid="00210365" officeooo:paragraph-rsid="00210365" style:font-size-asian="11pt" style:font-size-complex="11pt"/>
    </style:style>
    <style:style style:name="P5" style:family="paragraph" style:parent-style-name="Standard">
      <style:paragraph-properties fo:text-align="start" style:justify-single-word="false"/>
      <style:text-properties style:font-name="DejaVu Sans" fo:font-size="11pt" fo:language="en" fo:country="US" officeooo:rsid="00229746" officeooo:paragraph-rsid="00229746" style:font-size-asian="11pt" style:font-size-complex="11pt"/>
    </style:style>
    <style:style style:name="P6" style:family="paragraph" style:parent-style-name="Standard">
      <style:paragraph-properties fo:text-align="start" style:justify-single-word="false"/>
      <style:text-properties style:font-name="DejaVu Sans" fo:font-size="11pt" fo:language="en" fo:country="US" officeooo:rsid="0013890b" officeooo:paragraph-rsid="001c6517" style:font-size-asian="11pt" style:font-size-complex="11pt"/>
    </style:style>
    <style:style style:name="P7" style:family="paragraph" style:parent-style-name="Standard">
      <style:paragraph-properties fo:text-align="center" style:justify-single-word="false"/>
      <style:text-properties style:font-name="DejaVu Sans" fo:font-size="11pt" fo:language="en" fo:country="US" officeooo:rsid="0013890b" officeooo:paragraph-rsid="001c6517" style:font-size-asian="11pt" style:font-size-complex="11pt"/>
    </style:style>
    <style:style style:name="P8" style:family="paragraph" style:parent-style-name="Standard">
      <style:paragraph-properties fo:text-align="start" style:justify-single-word="false"/>
      <style:text-properties style:font-name="DejaVu Sans" fo:font-size="11pt" fo:language="en" fo:country="US" officeooo:rsid="00244a54" officeooo:paragraph-rsid="00244a54" style:font-size-asian="11pt" style:font-size-complex="11pt"/>
    </style:style>
    <style:style style:name="P9" style:family="paragraph" style:parent-style-name="Standard">
      <style:paragraph-properties fo:text-align="start" style:justify-single-word="false"/>
      <style:text-properties fo:language="en" fo:country="US" officeooo:paragraph-rsid="001c6517"/>
    </style:style>
    <style:style style:name="P10" style:family="paragraph" style:parent-style-name="Standard">
      <style:paragraph-properties fo:text-align="start" style:justify-single-word="false"/>
      <style:text-properties style:font-name="DejaVu Sans" fo:font-size="11pt" fo:language="en" fo:country="US" officeooo:rsid="00210365" officeooo:paragraph-rsid="00210365" style:font-size-asian="11pt" style:font-size-complex="11pt"/>
    </style:style>
    <style:style style:name="T1" style:family="text">
      <style:text-properties officeooo:rsid="0013890b"/>
    </style:style>
    <style:style style:name="T2" style:family="text">
      <style:text-properties style:font-name="DejaVu Sans" fo:font-size="11pt" officeooo:rsid="0013890b" style:font-size-asian="11pt" style:font-size-complex="11pt"/>
    </style:style>
    <style:style style:name="T3" style:family="text">
      <style:text-properties style:font-name="DejaVu Sans" fo:font-size="11pt" officeooo:rsid="00229746" style:font-size-asian="11pt" style:font-size-complex="11pt"/>
    </style:style>
    <style:style style:name="T4" style:family="text">
      <style:text-properties officeooo:rsid="00210365"/>
    </style:style>
    <style:style style:name="T5" style:family="text">
      <style:text-properties officeooo:rsid="00244a54"/>
    </style:style>
    <style:style style:name="T6" style:family="text">
      <style:text-properties officeooo:rsid="00250c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Signing Device</text:span> <text:span text:style-name="T4">Envelope</text:span></text:p>
      <text:p text:style-name="P1"/>
      <text:p text:style-name="P4">In this VIOLET envelope, you will find an offline signing device. It allows you to perform offline operations with the Seeds and Passphrase, which are highly-confidential and must NEVER be loaded on internet connected devices, such as your phone or laptop.</text:p>
      <text:p text:style-name="P3"/>
      <text:p text:style-name="P4">Items list:</text:p>
      <text:p text:style-name="P3"><text:tab/>- O<text:span text:style-name="T4">ffline signing device</text:span></text:p>
      <text:p text:style-name="P3"><text:tab/>- <text:span text:style-name="T4">Micro SD card (to load the firmware on the device)</text:span></text:p>
      <text:p text:style-name="P3"><text:tab/>- <text:span text:style-name="T4">Micro USB cable (to plug the device on a power bank)</text:span></text:p>
      <text:p text:style-name="P3"/>
      <text:p text:style-name="P5"><text:span text:style-name="T1">A</text:span>n offline signing device allows you to sign outgoing transactions from the Bitcoin vault in an offline manner, without having to load the Signing Keys (Seeds + Passphrase) into internet-connected devices. This is how it works:</text:p>
      <text:p text:style-name="P3"/>
      <text:p text:style-name="P9"><text:span text:style-name="T2">T</text:span><text:span text:style-name="T3">he unsigned transaction (requiring a signature from 3 of the 5 Signing Keys to be valid) will be created in the Wallet Management Interface. It will then be sent via QR code to the offline signing device, signed by the device (previously loaded with one of the Signing Keys), and sent back signed to the interface, where it will be broadcast to the Bitcoin network.</text:span></text:p>
      <text:p text:style-name="P6"/>
      <text:p text:style-name="P5">This process allows you to keep the Seeds and the Passphrase, which are highly-confidential information, disconnected from the internet and offline, <text:span text:style-name="T5">ensuring the absolute security of the Bitcoin vault.</text:span></text:p>
      <text:p text:style-name="P6"/>
      <text:p text:style-name="P8">The device present in this envelope is called SeedSigner. There may exist newer and better versions of this device when you decide to access the Bitcoin wallet. You can use this one or choose a different device. The process will stay the same.</text:p>
      <text:p text:style-name="P6"/>
      <text:p text:style-name="P7"><text:span text:style-name="T4">WARNING</text:span>:</text:p>
      <text:p text:style-name="P7"/>
      <text:p text:style-name="P2">The offline signing device must ALWAYS remain offline and disconnected from the internet. NEVER connect it to an internet-connected device, such as your computer or phone.</text:p>
      <text:p text:style-name="P2"/>
      <text:p text:style-name="P2">To supply the device with electricity, ALWAYS connect it to a power bank or to a wall outl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3in" fo:margin-bottom="0.3in" fo:margin-left="0.3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21:59:57.572570891</meta:creation-date>
    <dc:date>2024-05-17T17:57:37.235903789</dc:date>
    <meta:editing-duration>PT2H11M9S</meta:editing-duration>
    <meta:editing-cycles>7</meta:editing-cycles>
    <meta:generator>LibreOffice/7.3.7.2$Linux_X86_64 LibreOffice_project/30$Build-2</meta:generator>
    <meta:document-statistic meta:table-count="0" meta:image-count="0" meta:object-count="0" meta:page-count="1" meta:paragraph-count="13" meta:word-count="291" meta:character-count="1732" meta:non-whitespace-character-count="1451"/>
  </office:meta>
</office:document-meta>
</file>